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7765D7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028cm" svg:width="25.737cm" svg:height="12.37cm" draw:z-index="0"><draw:image xlink:href="Pictures/1000000000000780000004387765D7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zy BROWN</meta:initial-creator>
    <meta:creation-date>2022-05-23T12:20:31.87</meta:creation-date>
    <meta:document-statistic meta:table-count="0" meta:image-count="1" meta:object-count="0" meta:page-count="1" meta:paragraph-count="0" meta:word-count="0" meta:character-count="0"/>
    <dc:date>2022-05-23T12:21:43.25</dc:date>
    <dc:creator>Lizy BROWN</dc:creator>
    <meta:editing-duration>PT1M12S</meta:editing-duration>
    <meta:editing-cycles>1</meta:editing-cycles>
    <meta:generator>OpenOffice/4.1.11$Win32 OpenOffice.org_project/4111m1$Build-9808</meta:generator>
  </office:meta>
</office:document-meta>
</file>